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ms Rmn" svg:font-family="&quot;Tms Rmn&quot;"/>
    <style:font-face style:name="Arial1" svg:font-family="Arial1"/>
    <style:font-face style:name="Arial" svg:font-family="Arial"/>
    <style:font-face style:name="Helvetica" svg:font-family="Helvetica"/>
    <style:font-face style:name="Helvetica1" svg:font-family="Helvetica1"/>
  </office:font-face-decls>
  <office:automatic-styles>
    <style:style style:name="ce1" style:family="table-cell" style:parent-style-name="Default" style:data-style-name="N0"/>
    <style:style style:name="ce2" style:family="table-cell" style:parent-style-name="Normal_1190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font-family-generic="swiss"/>
    </style:style>
    <style:style style:name="ce3" style:family="table-cell" style:parent-style-name="Normal_11903" style:data-style-name="N0">
      <style:table-cell-properties style:vertical-align="automatic" fo:background-color="#FFFFFF" style:repeat-content="false"/>
      <style:paragraph-properties fo:text-align="start" fo:margin-left="0cm"/>
      <style:text-properties style:font-name="Helvetica" style:font-name-asian="Helvetica" style:font-name-complex="Helvetica" fo:font-size="16pt" style:font-size-asian="16pt" style:font-size-complex="16pt" fo:font-weight="bold" style:font-weight-asian="bold" style:font-weight-complex="bold"/>
    </style:style>
    <style:style style:name="ce4" style:family="table-cell" style:parent-style-name="Normal_11903" style:data-style-name="N0">
      <style:table-cell-properties style:vertical-align="automatic" fo:background-color="#FFFFFF" style:repeat-content="false"/>
      <style:paragraph-properties fo:text-align="start" fo:margin-left="0cm"/>
      <style:text-properties style:font-name="Helvetica1" style:font-name-asian="Helvetica1" style:font-name-complex="Helvetica1" fo:font-size="14pt" style:font-size-asian="14pt" style:font-size-complex="14pt" fo:font-weight="bold" style:font-weight-asian="bold" style:font-weight-complex="bold"/>
    </style:style>
    <style:style style:name="ce5" style:family="table-cell" style:parent-style-name="Normal_11903" style:data-style-name="N0">
      <style:table-cell-properties style:vertical-align="automatic" fo:background-color="#FFFFFF" style:repeat-content="false"/>
      <style:paragraph-properties fo:text-align="center"/>
      <style:text-properties style:font-name="Helvetica1" style:font-name-asian="Helvetica1" style:font-name-complex="Helvetica1" fo:font-size="14pt" style:font-size-asian="14pt" style:font-size-complex="14pt" fo:font-weight="bold" style:font-weight-asian="bold" style:font-weight-complex="bold"/>
    </style:style>
    <style:style style:name="ce6" style:family="table-cell" style:parent-style-name="Normal_11903" style:data-style-name="N0">
      <style:table-cell-properties style:vertical-align="automatic" fo:background-color="#FFFFFF"/>
    </style:style>
    <style:style style:name="ce7" style:family="table-cell" style:parent-style-name="Default" style:data-style-name="N0">
      <style:table-cell-properties fo:background-color="#FFFFFF"/>
    </style:style>
    <style:style style:name="ce8" style:family="table-cell" style:parent-style-name="Hyperlink"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9"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Normal_TSGB2009_32_715"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11" style:family="table-cell" style:parent-style-name="Normal_11903"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2" style:family="table-cell" style:parent-style-name="Normal_11903"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3" style:family="table-cell" style:parent-style-name="Normal_1190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4" style:family="table-cell" style:parent-style-name="Normal_1190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5" style:family="table-cell" style:parent-style-name="Normal_11903" style:data-style-name="N1">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 style:family="table-cell" style:parent-style-name="Normal_11903" style:data-style-name="N1">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7" style:family="table-cell" style:parent-style-name="Comma" style:data-style-name="N3">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8" style:family="table-cell" style:parent-style-name="Normal_11903" style:data-style-name="N0">
      <style:table-cell-properties style:vertical-align="automatic" fo:wrap-option="wrap" fo:background-color="#FFFFFF"/>
      <style:text-properties style:font-name="Arial" style:font-name-asian="Arial" style:font-name-complex="Arial" style:font-family-generic="swiss"/>
    </style:style>
    <style:style style:name="ce19" style:family="table-cell" style:parent-style-name="Comma" style:data-style-name="N36">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20" style:family="table-cell" style:parent-style-name="Normal_11903" style:data-style-name="N37">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1" style:family="table-cell" style:parent-style-name="Normal_11903" style:data-style-name="N1">
      <style:table-cell-properties style:vertical-align="automatic" fo:wrap-option="wrap" fo:background-color="#FFFFFF" style:repeat-content="false"/>
      <style:paragraph-properties fo:text-align="start" fo:margin-left="0cm"/>
      <style:text-properties style:font-name="Arial" style:font-name-asian="Arial" style:font-name-complex="Arial" style:font-family-generic="swiss"/>
    </style:style>
    <style:style style:name="ce22" style:family="table-cell" style:parent-style-name="Comma" style:data-style-name="N36">
      <style:table-cell-properties style:vertical-align="automatic" fo:background-color="#FFFFFF"/>
      <style:text-properties style:font-name="Arial" style:font-name-asian="Arial" style:font-name-complex="Arial" style:font-family-generic="swiss"/>
    </style:style>
    <style:style style:name="ce23" style:family="table-cell" style:parent-style-name="Comma" style:data-style-name="N38">
      <style:table-cell-properties style:vertical-align="automatic" fo:background-color="transparent" style:cell-protect="none" style:repeat-content="false"/>
      <style:paragraph-properties fo:text-align="end" fo:margin-right="0cm"/>
      <style:text-properties style:font-name="Arial" style:font-name-asian="Arial" style:font-name-complex="Arial" style:font-family-generic="swiss"/>
    </style:style>
    <style:style style:name="ce24" style:family="table-cell" style:parent-style-name="Default" style:data-style-name="N36">
      <style:table-cell-properties fo:background-color="#FFFFFF"/>
    </style:style>
    <style:style style:name="ce25" style:family="table-cell" style:parent-style-name="Normal_11903" style:data-style-name="N0">
      <style:table-cell-properties style:vertical-align="automatic" fo:wrap-option="wrap" fo:background-color="#FFFFFF" style:repeat-content="false"/>
      <style:paragraph-properties fo:text-align="start" fo:margin-left="0.706cm"/>
      <style:text-properties style:font-name="Arial" style:font-name-asian="Arial" style:font-name-complex="Arial" fo:font-style="italic" style:font-style-asian="italic" style:font-style-complex="italic" style:font-family-generic="swiss"/>
    </style:style>
    <style:style style:name="ce26" style:family="table-cell" style:parent-style-name="Comma" style:data-style-name="N36">
      <style:table-cell-properties style:vertical-align="automatic" fo:background-color="#FFFFFF" style:cell-protect="none"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7" style:family="table-cell" style:parent-style-name="Comma" style:data-style-name="N36">
      <style:table-cell-properties style:vertical-align="automatic" fo:background-color="transparent" style:cell-protect="none"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8" style:family="table-cell" style:parent-style-name="Normal_11903" style:data-style-name="N1">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9" style:family="table-cell" style:parent-style-name="Comma" style:data-style-name="N39">
      <style:table-cell-properties fo:border-top="none" fo:border-bottom="2pt solid #000000"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0" style:family="table-cell" style:parent-style-name="Normal_11903" style:data-style-name="N37">
      <style:table-cell-properties style:vertical-align="automatic" fo:background-color="#FFFFFF"/>
    </style:style>
    <style:style style:name="ce31" style:family="table-cell" style:parent-style-name="Normal_11903" style:data-style-name="N0">
      <style:table-cell-properties style:vertical-align="automatic" fo:background-color="#FFFFFF"/>
      <style:text-properties style:font-name="Arial" style:font-name-asian="Arial" style:font-name-complex="Arial" style:font-family-generic="swiss"/>
    </style:style>
    <style:style style:name="ce32" style:family="table-cell" style:parent-style-name="Normal_11903" style:data-style-name="N1">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33" style:family="table-cell" style:parent-style-name="Comma" style:data-style-name="N4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4" style:family="table-cell" style:parent-style-name="Normal_11903" style:data-style-name="N2">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5" style:family="table-cell" style:parent-style-name="Normal_11903"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36" style:family="table-cell" style:parent-style-name="Normal_11903"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7" style:family="table-cell" style:parent-style-name="Normal_11903"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38" style:family="table-cell" style:parent-style-name="Hyperlink" style:data-style-name="N0">
      <style:table-cell-properties style:vertical-align="automatic" fo:background-color="transparent"/>
      <style:text-properties fo:color="#0000FF" style:font-name="Arial" style:font-name-asian="Arial" style:font-name-complex="Arial" style:text-underline-style="solid" style:text-underline-type="single" style:font-family-generic="swiss"/>
    </style:style>
    <style:style style:name="ce39" style:family="table-cell" style:parent-style-name="Hyperlink" style:data-style-name="N0">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40" style:family="table-cell" style:parent-style-name="Normal_RDE0104" style:data-style-name="N0">
      <style:table-cell-properties style:vertical-align="automatic" fo:background-color="#FFFFFF"/>
      <style:text-properties style:font-name="Arial" style:font-name-asian="Arial" style:font-name-complex="Arial" style:font-family-generic="swiss"/>
    </style:style>
    <style:style style:name="ce41" style:family="table-cell" style:parent-style-name="Hyperlink" style:data-style-name="N0">
      <style:table-cell-properties style:vertical-align="automatic" fo:wrap-option="wrap" fo:background-color="#FFFFFF"/>
      <style:text-properties fo:color="#000000" style:font-name="Arial" style:font-name-asian="Arial" style:font-name-complex="Arial" fo:font-style="italic" style:font-style-asian="italic" style:font-style-complex="italic" style:text-underline-style="none" style:text-underline-type="none" style:font-family-generic="swiss"/>
    </style:style>
    <style:style style:name="ce42" style:family="table-cell" style:parent-style-name="Default" style:data-style-name="N0">
      <style:table-cell-properties fo:background-color="#FFFFFF"/>
    </style:style>
    <style:style style:name="ce43" style:family="table-cell" style:parent-style-name="Normal_11903" style:data-style-name="N0">
      <style:table-cell-properties fo:border-top="2pt solid #000000" fo:border-bottom="none" fo:border-left="none" fo:border-right="none" style:vertical-align="automatic" fo:background-color="#FFFFFF"/>
      <style:text-properties style:font-name="Arial" style:font-name-asian="Arial" style:font-name-complex="Arial" style:font-family-generic="swiss"/>
    </style:style>
    <style:style style:name="ce44" style:family="table-cell" style:parent-style-name="Normal_11903" style:data-style-name="N0">
      <style:table-cell-properties style:vertical-align="automatic" fo:wrap-option="wrap" fo:background-color="#FFFFFF"/>
      <style:text-properties style:font-name="Arial" style:font-name-asian="Arial" style:font-name-complex="Arial" style:font-family-generic="swiss"/>
    </style:style>
    <style:style style:name="ce45" style:family="table-cell" style:parent-style-name="Normal_11903" style:data-style-name="N0">
      <style:table-cell-properties style:vertical-align="automatic" fo:background-color="#FFFFFF"/>
      <style:text-properties style:font-name="Arial" style:font-name-asian="Arial" style:font-name-complex="Arial" style:font-family-generic="swiss"/>
    </style:style>
    <style:style style:name="ce46" style:family="table-cell" style:parent-style-name="Normal_11903" style:data-style-name="N1">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5.954375cm"/>
    </style:style>
    <style:style style:name="co2" style:family="table-column">
      <style:table-column-properties fo:break-before="auto" style:column-width="2.27541666666667cm"/>
    </style:style>
    <style:style style:name="co3" style:family="table-column">
      <style:table-column-properties fo:break-before="auto" style:column-width="2.460625cm"/>
    </style:style>
    <style:style style:name="co4" style:family="table-column">
      <style:table-column-properties fo:break-before="auto" style:column-width="1.48166666666667cm"/>
    </style:style>
    <style:style style:name="co5" style:family="table-column">
      <style:table-column-properties fo:break-before="auto" style:column-width="3.20145833333333cm"/>
    </style:style>
    <style:style style:name="co6" style:family="table-column">
      <style:table-column-properties fo:break-before="auto" style:column-width="1.61395833333333cm"/>
    </style:style>
    <style:style style:name="co7" style:family="table-column">
      <style:table-column-properties fo:break-before="auto" style:column-width="2.11666666666667cm"/>
    </style:style>
    <style:style style:name="ro1" style:family="table-row">
      <style:table-row-properties style:row-height="20.25pt" style:use-optimal-row-height="true" fo:break-before="auto"/>
    </style:style>
    <style:style style:name="ro2" style:family="table-row">
      <style:table-row-properties style:row-height="18pt" style:use-optimal-row-height="false" fo:break-before="auto"/>
    </style:style>
    <style:style style:name="ro3" style:family="table-row">
      <style:table-row-properties style:row-height="70.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39pt" style:use-optimal-row-height="false" fo:break-before="auto"/>
    </style:style>
    <style:style style:name="ro6" style:family="table-row">
      <style:table-row-properties style:row-height="29.25pt" style:use-optimal-row-height="false" fo:break-before="auto"/>
    </style:style>
    <style:style style:name="ro7" style:family="table-row">
      <style:table-row-properties style:row-height="20.25pt" style:use-optimal-row-height="false" fo:break-before="auto"/>
    </style:style>
    <style:style style:name="ro8" style:family="table-row">
      <style:table-row-properties style:row-height="45pt" style:use-optimal-row-height="false" fo:break-before="auto"/>
    </style:style>
    <style:style style:name="ro9" style:family="table-row">
      <style:table-row-properties style:row-height="24.95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15.75pt" style:use-optimal-row-height="false" fo:break-before="auto"/>
    </style:style>
    <style:style style:name="ro12" style:family="table-row">
      <style:table-row-properties style:row-height="33.7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32.1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38.25pt" style:use-optimal-row-height="false" fo:break-before="auto"/>
    </style:style>
    <style:style style:name="ro1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TSGB0717_" table:style-name="ta1">
        <table:table-column table:style-name="co1" table:default-cell-style-name="ce6"/>
        <table:table-column table:style-name="co2" table:default-cell-style-name="ce6"/>
        <table:table-column table:style-name="co3" table:default-cell-style-name="ce6"/>
        <table:table-column table:style-name="co2" table:number-columns-repeated="8" table:default-cell-style-name="ce6"/>
        <table:table-column table:style-name="co4" table:default-cell-style-name="ce6"/>
        <table:table-column table:style-name="co5" table:default-cell-style-name="ce6"/>
        <table:table-column table:style-name="co4" table:number-columns-repeated="6" table:default-cell-style-name="ce6"/>
        <table:table-column table:style-name="co6" table:default-cell-style-name="ce6"/>
        <table:table-column table:style-name="co4" table:default-cell-style-name="ce6"/>
        <table:table-column table:style-name="co7" table:default-cell-style-name="ce6"/>
        <table:table-column table:style-name="co4" table:number-columns-repeated="1002" table:default-cell-style-name="ce6"/>
        <table:table-column table:style-name="co4" table:number-columns-repeated="15360" table:default-cell-style-name="ce1"/>
        <table:table-row table:style-name="ro1">
          <table:table-cell office:value-type="string" table:style-name="ce2">
            <text:p>Department for Transport statistics</text:p>
          </table:table-cell>
          <table:table-cell table:style-name="ce3"/>
          <table:table-cell table:number-columns-repeated="2" table:style-name="ce4"/>
          <table:table-cell table:style-name="ce5"/>
          <table:table-cell table:number-columns-repeated="18" table:style-name="ce6"/>
          <table:table-cell table:number-columns-repeated="16361" table:style-name="ce7"/>
        </table:table-row>
        <table:table-row table:style-name="ro1">
          <table:table-cell office:value-type="string" table:style-name="ce8">
            <text:p><text:a xlink:href="http://www.dft.gov.uk/statistics/series/transport-statistics-great-britain">Transport Statistics Great Britain</text:a></text:p>
          </table:table-cell>
          <table:table-cell table:style-name="ce3"/>
          <table:table-cell table:number-columns-repeated="2" table:style-name="ce4"/>
          <table:table-cell table:style-name="ce5"/>
          <table:table-cell table:number-columns-repeated="18" table:style-name="ce6"/>
          <table:table-cell table:number-columns-repeated="16361" table:style-name="ce7"/>
        </table:table-row>
        <table:table-row table:style-name="ro2">
          <table:table-cell table:style-name="ce8"/>
          <table:table-cell table:style-name="ce3"/>
          <table:table-cell table:number-columns-repeated="2" table:style-name="ce4"/>
          <table:table-cell table:style-name="ce5"/>
          <table:table-cell table:number-columns-repeated="18" table:style-name="ce6"/>
          <table:table-cell table:number-columns-repeated="16361" table:style-name="ce7"/>
        </table:table-row>
        <table:table-row table:style-name="ro3">
          <table:table-cell office:value-type="string" table:number-columns-spanned="11" table:number-rows-spanned="1" table:style-name="ce41">
            <text:p>We are asking users to submit feedback to the Network Condition and Geography Statistics Team (roadmaintenance.stats@dft.gov.uk) on how they use this table, as well as what they consider to be the limitations and suggestions for improvement. This is one of two maintenance tables that the Department publishes annually. The second table (RDC0310) is usually released in May, and a link to the table can be found in footnote 6 below. This feedback will be used to inform decisions on whether the Department continues to publish the table or considers alternative options, including stopping this element of the series.</text:p>
            <text:p/>
          </table:table-cell>
          <table:covered-table-cell table:number-columns-repeated="10"/>
          <table:table-cell table:number-columns-repeated="12" table:style-name="ce6"/>
          <table:table-cell table:number-columns-repeated="16361" table:style-name="ce7"/>
        </table:table-row>
        <table:table-row table:style-name="ro4">
          <table:table-cell table:style-name="ce8"/>
          <table:table-cell table:style-name="ce3"/>
          <table:table-cell table:number-columns-repeated="2" table:style-name="ce4"/>
          <table:table-cell table:style-name="ce5"/>
          <table:table-cell table:number-columns-repeated="18" table:style-name="ce6"/>
          <table:table-cell table:number-columns-repeated="16361" table:style-name="ce7"/>
        </table:table-row>
        <table:table-row table:style-name="ro5">
          <table:table-cell office:value-type="string" table:style-name="ce9">
            <text:p>Table RDE0101 (TSGB0717)</text:p>
          </table:table-cell>
          <table:table-cell table:number-columns-spanned="10" table:number-rows-spanned="2" table:style-name="ce42"/>
          <table:covered-table-cell table:number-columns-repeated="9"/>
          <table:table-cell table:number-columns-repeated="12" table:style-name="ce6"/>
          <table:table-cell table:number-columns-repeated="16361" table:style-name="ce7"/>
        </table:table-row>
        <table:table-row table:style-name="ro6">
          <table:table-cell office:value-type="string" table:style-name="ce10">
            <text:p>Regional expenditure on roads: 2016/17<text:span text:style-name="T1">1</text:span></text:p>
          </table:table-cell>
          <table:covered-table-cell/>
          <table:covered-table-cell table:number-columns-repeated="9"/>
          <table:table-cell table:number-columns-repeated="12" table:style-name="ce6"/>
          <table:table-cell table:number-columns-repeated="16361" table:style-name="ce7"/>
        </table:table-row>
        <table:table-row table:style-name="ro7">
          <table:table-cell table:number-columns-repeated="2" table:style-name="ce11"/>
          <table:table-cell table:number-columns-repeated="8" table:style-name="ce12"/>
          <table:table-cell office:value-type="string" table:style-name="ce13">
            <text:p>£ Million</text:p>
          </table:table-cell>
          <table:table-cell table:number-columns-repeated="2" table:style-name="ce14"/>
          <table:table-cell table:number-columns-repeated="10" table:style-name="ce6"/>
          <table:table-cell table:number-columns-repeated="16361" table:style-name="ce7"/>
        </table:table-row>
        <table:table-row table:style-name="ro8">
          <table:table-cell table:style-name="ce11"/>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England</text:p>
          </table:table-cell>
          <table:table-cell table:style-name="ce14"/>
          <table:table-cell table:number-columns-repeated="11" table:style-name="ce6"/>
          <table:table-cell table:number-columns-repeated="16361" table:style-name="ce7"/>
        </table:table-row>
        <table:table-row table:style-name="ro9">
          <table:table-cell office:value-type="string" table:style-name="ce16">
            <text:p>Motorways and trunk roads<text:s/><text:span text:style-name="T2">2</text:span></text:p>
          </table:table-cell>
          <table:table-cell table:number-columns-repeated="10" table:style-name="ce17"/>
          <table:table-cell table:style-name="ce14"/>
          <table:table-cell table:number-columns-repeated="11" table:style-name="ce6"/>
          <table:table-cell table:number-columns-repeated="16361" table:style-name="ce7"/>
        </table:table-row>
        <table:table-row table:style-name="ro10">
          <table:table-cell office:value-type="string" table:style-name="ce18">
            <text:p>New construction/improvement and structural maintenance</text:p>
          </table:table-cell>
          <table:table-cell office:value-type="float" office:value="90.7" table:style-name="ce19">
            <text:p>90.7</text:p>
          </table:table-cell>
          <table:table-cell office:value-type="float" office:value="364.8" table:style-name="ce19">
            <text:p>364.8</text:p>
          </table:table-cell>
          <table:table-cell office:value-type="float" office:value="254.1" table:style-name="ce19">
            <text:p>254.1</text:p>
          </table:table-cell>
          <table:table-cell office:value-type="float" office:value="181.4" table:style-name="ce19">
            <text:p>181.4</text:p>
          </table:table-cell>
          <table:table-cell office:value-type="float" office:value="295.8" table:style-name="ce19">
            <text:p>295.8</text:p>
          </table:table-cell>
          <table:table-cell office:value-type="float" office:value="278.10000000000002" table:style-name="ce19">
            <text:p>278.1</text:p>
          </table:table-cell>
          <table:table-cell office:value-type="float" office:value="1.5" table:style-name="ce19">
            <text:p>1.5</text:p>
          </table:table-cell>
          <table:table-cell office:value-type="float" office:value="440.9" table:style-name="ce19">
            <text:p>440.9</text:p>
          </table:table-cell>
          <table:table-cell office:value-type="float" office:value="133.6" table:style-name="ce19">
            <text:p>133.6</text:p>
          </table:table-cell>
          <table:table-cell office:value-type="float" office:value="2040.7" table:style-name="ce19">
            <text:p>2,040.7</text:p>
          </table:table-cell>
          <table:table-cell table:style-name="ce20"/>
          <table:table-cell table:number-columns-repeated="11" table:style-name="ce6"/>
          <table:table-cell table:number-columns-repeated="16361" table:style-name="ce7"/>
        </table:table-row>
        <table:table-row table:style-name="ro10">
          <table:table-cell office:value-type="string" table:style-name="ce18">
            <text:p>Current expenditure, including routine &amp; winter maintenance<text:s/><text:span text:style-name="T3">3</text:span></text:p>
          </table:table-cell>
          <table:table-cell office:value-type="float" office:value="20.2" table:style-name="ce19">
            <text:p>20.2</text:p>
          </table:table-cell>
          <table:table-cell office:value-type="float" office:value="40.9" table:style-name="ce19">
            <text:p>40.9</text:p>
          </table:table-cell>
          <table:table-cell office:value-type="float" office:value="68.5" table:style-name="ce19">
            <text:p>68.5</text:p>
          </table:table-cell>
          <table:table-cell office:value-type="float" office:value="63.8" table:style-name="ce19">
            <text:p>63.8</text:p>
          </table:table-cell>
          <table:table-cell office:value-type="float" office:value="28.7" table:style-name="ce19">
            <text:p>28.7</text:p>
          </table:table-cell>
          <table:table-cell office:value-type="float" office:value="32.6" table:style-name="ce19">
            <text:p>32.6</text:p>
          </table:table-cell>
          <table:table-cell office:value-type="float" office:value="10.1" table:style-name="ce19">
            <text:p>10.1</text:p>
          </table:table-cell>
          <table:table-cell office:value-type="float" office:value="190.1" table:style-name="ce19">
            <text:p>190.1</text:p>
          </table:table-cell>
          <table:table-cell office:value-type="float" office:value="53.8" table:style-name="ce19">
            <text:p>53.8</text:p>
          </table:table-cell>
          <table:table-cell office:value-type="float" office:value="508.8" table:style-name="ce19">
            <text:p>508.8</text:p>
          </table:table-cell>
          <table:table-cell table:style-name="ce20"/>
          <table:table-cell table:number-columns-repeated="11" table:style-name="ce6"/>
          <table:table-cell table:number-columns-repeated="16361" table:style-name="ce7"/>
        </table:table-row>
        <table:table-row table:style-name="ro10">
          <table:table-cell office:value-type="string" table:style-name="ce21">
            <text:p>DBFO service payments<text:s/><text:span text:style-name="T3">4</text:span></text:p>
          </table:table-cell>
          <table:table-cell office:value-type="float" office:value="9" table:style-name="ce22">
            <text:p>9.0</text:p>
          </table:table-cell>
          <table:table-cell office:value-type="float" office:value="0" table:style-name="ce23">
            <text:p>0.0</text:p>
          </table:table-cell>
          <table:table-cell office:value-type="float" office:value="80.599999999999994" table:style-name="ce22">
            <text:p>80.6</text:p>
          </table:table-cell>
          <table:table-cell office:value-type="float" office:value="7.9" table:style-name="ce22">
            <text:p>7.9</text:p>
          </table:table-cell>
          <table:table-cell office:value-type="float" office:value="0" table:style-name="ce23">
            <text:p>0.0</text:p>
          </table:table-cell>
          <table:table-cell office:value-type="float" office:value="50.1" table:style-name="ce22">
            <text:p>50.1</text:p>
          </table:table-cell>
          <table:table-cell office:value-type="float" office:value="0" table:style-name="ce23">
            <text:p>0.0</text:p>
          </table:table-cell>
          <table:table-cell office:value-type="float" office:value="243.7" table:style-name="ce22">
            <text:p>243.7</text:p>
          </table:table-cell>
          <table:table-cell office:value-type="float" office:value="21.5" table:style-name="ce22">
            <text:p>21.5</text:p>
          </table:table-cell>
          <table:table-cell office:value-type="float" office:value="412.9" table:style-name="ce22">
            <text:p>412.9</text:p>
          </table:table-cell>
          <table:table-cell table:style-name="ce20"/>
          <table:table-cell table:number-columns-repeated="11" table:style-name="ce6"/>
          <table:table-cell table:number-columns-repeated="16361" table:style-name="ce7"/>
        </table:table-row>
        <table:table-row table:style-name="ro9">
          <table:table-cell office:value-type="string" table:style-name="ce16">
            <text:p>Local Roads<text:span text:style-name="T2"><text:s/>5, 6</text:span></text:p>
          </table:table-cell>
          <table:table-cell table:number-columns-repeated="9" table:style-name="ce24"/>
          <table:table-cell table:style-name="ce7"/>
          <table:table-cell table:style-name="ce20"/>
          <table:table-cell table:number-columns-repeated="11" table:style-name="ce6"/>
          <table:table-cell table:number-columns-repeated="16361" table:style-name="ce7"/>
        </table:table-row>
        <table:table-row table:style-name="ro11">
          <table:table-cell office:value-type="string" table:style-name="ce18">
            <text:p>New construction/improvement for highways, lighting, road safety and structural maintenance<text:s/><text:span text:style-name="T3">7</text:span></text:p>
          </table:table-cell>
          <table:table-cell office:value-type="float" office:value="235.8" table:style-name="ce19">
            <text:p>235.8</text:p>
          </table:table-cell>
          <table:table-cell office:value-type="float" office:value="510.8" table:style-name="ce19">
            <text:p>510.8</text:p>
          </table:table-cell>
          <table:table-cell office:value-type="float" office:value="412.6" table:style-name="ce19">
            <text:p>412.6</text:p>
          </table:table-cell>
          <table:table-cell office:value-type="float" office:value="287.7" table:style-name="ce19">
            <text:p>287.7</text:p>
          </table:table-cell>
          <table:table-cell office:value-type="float" office:value="335.2" table:style-name="ce19">
            <text:p>335.2</text:p>
          </table:table-cell>
          <table:table-cell office:value-type="float" office:value="544.20000000000005" table:style-name="ce19">
            <text:p>544.2</text:p>
          </table:table-cell>
          <table:table-cell office:value-type="float" office:value="649.5" table:style-name="ce19">
            <text:p>649.5</text:p>
          </table:table-cell>
          <table:table-cell office:value-type="float" office:value="488.4" table:style-name="ce19">
            <text:p>488.4</text:p>
          </table:table-cell>
          <table:table-cell office:value-type="float" office:value="495.4" table:style-name="ce19">
            <text:p>495.4</text:p>
          </table:table-cell>
          <table:table-cell office:value-type="float" office:value="3959.7" table:style-name="ce19">
            <text:p>3,959.7</text:p>
          </table:table-cell>
          <table:table-cell table:number-columns-repeated="12" table:style-name="ce20"/>
          <table:table-cell table:number-columns-repeated="16361" table:style-name="ce7"/>
        </table:table-row>
        <table:table-row table:style-name="ro11">
          <table:table-cell office:value-type="string" table:style-name="ce25">
            <text:p>of which, structural maintenance treatment</text:p>
          </table:table-cell>
          <table:table-cell office:value-type="float" office:value="91.6" table:style-name="ce26">
            <text:p>91.6</text:p>
          </table:table-cell>
          <table:table-cell office:value-type="float" office:value="233.5" table:style-name="ce27">
            <text:p>233.5</text:p>
          </table:table-cell>
          <table:table-cell office:value-type="float" office:value="213" table:style-name="ce26">
            <text:p>213.0</text:p>
          </table:table-cell>
          <table:table-cell office:value-type="float" office:value="118.2" table:style-name="ce26">
            <text:p>118.2</text:p>
          </table:table-cell>
          <table:table-cell office:value-type="float" office:value="175.1" table:style-name="ce26">
            <text:p>175.1</text:p>
          </table:table-cell>
          <table:table-cell office:value-type="float" office:value="311.39999999999998" table:style-name="ce26">
            <text:p>311.4</text:p>
          </table:table-cell>
          <table:table-cell office:value-type="float" office:value="317.10000000000002" table:style-name="ce26">
            <text:p>317.1</text:p>
          </table:table-cell>
          <table:table-cell office:value-type="float" office:value="260" table:style-name="ce26">
            <text:p>260.0</text:p>
          </table:table-cell>
          <table:table-cell office:value-type="float" office:value="269.89999999999998" table:style-name="ce26">
            <text:p>269.9</text:p>
          </table:table-cell>
          <table:table-cell office:value-type="float" office:value="1990" table:style-name="ce26">
            <text:p>1,990.0</text:p>
          </table:table-cell>
          <table:table-cell table:number-columns-repeated="12" table:style-name="ce20"/>
          <table:table-cell table:number-columns-repeated="16361" table:style-name="ce7"/>
        </table:table-row>
        <table:table-row table:style-name="ro10">
          <table:table-cell office:value-type="string" table:style-name="ce18">
            <text:p>Revenue expenditure on bridge structural maintenance &amp; strengthening</text:p>
          </table:table-cell>
          <table:table-cell office:value-type="float" office:value="1.6" table:style-name="ce19">
            <text:p>1.6</text:p>
          </table:table-cell>
          <table:table-cell office:value-type="float" office:value="2.6" table:style-name="ce19">
            <text:p>2.6</text:p>
          </table:table-cell>
          <table:table-cell office:value-type="float" office:value="6.4" table:style-name="ce19">
            <text:p>6.4</text:p>
          </table:table-cell>
          <table:table-cell office:value-type="float" office:value="1.8" table:style-name="ce19">
            <text:p>1.8</text:p>
          </table:table-cell>
          <table:table-cell office:value-type="float" office:value="7.3" table:style-name="ce19">
            <text:p>7.3</text:p>
          </table:table-cell>
          <table:table-cell office:value-type="float" office:value="4.7" table:style-name="ce19">
            <text:p>4.7</text:p>
          </table:table-cell>
          <table:table-cell office:value-type="float" office:value="24" table:style-name="ce19">
            <text:p>24.0</text:p>
          </table:table-cell>
          <table:table-cell office:value-type="float" office:value="7.6" table:style-name="ce19">
            <text:p>7.6</text:p>
          </table:table-cell>
          <table:table-cell office:value-type="float" office:value="3.6" table:style-name="ce19">
            <text:p>3.6</text:p>
          </table:table-cell>
          <table:table-cell office:value-type="float" office:value="59.7" table:style-name="ce19">
            <text:p>59.7</text:p>
          </table:table-cell>
          <table:table-cell table:number-columns-repeated="12" table:style-name="ce20"/>
          <table:table-cell table:number-columns-repeated="16361" table:style-name="ce7"/>
        </table:table-row>
        <table:table-row table:style-name="ro10">
          <table:table-cell office:value-type="string" table:style-name="ce21">
            <text:p>Routine and winter maintenance</text:p>
          </table:table-cell>
          <table:table-cell office:value-type="float" office:value="25.6" table:style-name="ce19">
            <text:p>25.6</text:p>
          </table:table-cell>
          <table:table-cell office:value-type="float" office:value="102.8" table:style-name="ce19">
            <text:p>102.8</text:p>
          </table:table-cell>
          <table:table-cell office:value-type="float" office:value="80.900000000000006" table:style-name="ce19">
            <text:p>80.9</text:p>
          </table:table-cell>
          <table:table-cell office:value-type="float" office:value="51.5" table:style-name="ce19">
            <text:p>51.5</text:p>
          </table:table-cell>
          <table:table-cell office:value-type="float" office:value="115.5" table:style-name="ce19">
            <text:p>115.5</text:p>
          </table:table-cell>
          <table:table-cell office:value-type="float" office:value="90.9" table:style-name="ce19">
            <text:p>90.9</text:p>
          </table:table-cell>
          <table:table-cell office:value-type="float" office:value="149.30000000000001" table:style-name="ce19">
            <text:p>149.3</text:p>
          </table:table-cell>
          <table:table-cell office:value-type="float" office:value="163.9" table:style-name="ce19">
            <text:p>163.9</text:p>
          </table:table-cell>
          <table:table-cell office:value-type="float" office:value="85.8" table:style-name="ce19">
            <text:p>85.8</text:p>
          </table:table-cell>
          <table:table-cell office:value-type="float" office:value="866.2" table:style-name="ce19">
            <text:p>866.2</text:p>
          </table:table-cell>
          <table:table-cell table:number-columns-repeated="12" table:style-name="ce20"/>
          <table:table-cell table:number-columns-repeated="16361" table:style-name="ce7"/>
        </table:table-row>
        <table:table-row table:style-name="ro10">
          <table:table-cell office:value-type="string" table:style-name="ce25">
            <text:p>of which, routine and other maintenance treatment</text:p>
          </table:table-cell>
          <table:table-cell office:value-type="float" office:value="17.100000000000001" table:style-name="ce26">
            <text:p>17.1</text:p>
          </table:table-cell>
          <table:table-cell office:value-type="float" office:value="78.5" table:style-name="ce26">
            <text:p>78.5</text:p>
          </table:table-cell>
          <table:table-cell office:value-type="float" office:value="62" table:style-name="ce26">
            <text:p>62.0</text:p>
          </table:table-cell>
          <table:table-cell office:value-type="float" office:value="36.6" table:style-name="ce26">
            <text:p>36.6</text:p>
          </table:table-cell>
          <table:table-cell office:value-type="float" office:value="97.1" table:style-name="ce26">
            <text:p>97.1</text:p>
          </table:table-cell>
          <table:table-cell office:value-type="float" office:value="75.5" table:style-name="ce26">
            <text:p>75.5</text:p>
          </table:table-cell>
          <table:table-cell office:value-type="float" office:value="142.4" table:style-name="ce26">
            <text:p>142.4</text:p>
          </table:table-cell>
          <table:table-cell office:value-type="float" office:value="142.1" table:style-name="ce26">
            <text:p>142.1</text:p>
          </table:table-cell>
          <table:table-cell office:value-type="float" office:value="75.2" table:style-name="ce26">
            <text:p>75.2</text:p>
          </table:table-cell>
          <table:table-cell office:value-type="float" office:value="726.4" table:style-name="ce26">
            <text:p>726.4</text:p>
          </table:table-cell>
          <table:table-cell table:number-columns-repeated="12" table:style-name="ce20"/>
          <table:table-cell table:number-columns-repeated="16361" table:style-name="ce7"/>
        </table:table-row>
        <table:table-row table:style-name="ro10">
          <table:table-cell office:value-type="string" table:style-name="ce18">
            <text:p>Revenue expenditure on road safety<text:s/><text:span text:style-name="T3">8</text:span></text:p>
          </table:table-cell>
          <table:table-cell office:value-type="float" office:value="5.5" table:style-name="ce19">
            <text:p>5.5</text:p>
          </table:table-cell>
          <table:table-cell office:value-type="float" office:value="9.5" table:style-name="ce19">
            <text:p>9.5</text:p>
          </table:table-cell>
          <table:table-cell office:value-type="float" office:value="6.1" table:style-name="ce19">
            <text:p>6.1</text:p>
          </table:table-cell>
          <table:table-cell office:value-type="float" office:value="4.0999999999999996" table:style-name="ce19">
            <text:p>4.1</text:p>
          </table:table-cell>
          <table:table-cell office:value-type="float" office:value="8.6999999999999993" table:style-name="ce19">
            <text:p>8.7</text:p>
          </table:table-cell>
          <table:table-cell office:value-type="float" office:value="7.7" table:style-name="ce19">
            <text:p>7.7</text:p>
          </table:table-cell>
          <table:table-cell office:value-type="float" office:value="10.1" table:style-name="ce19">
            <text:p>10.1</text:p>
          </table:table-cell>
          <table:table-cell office:value-type="float" office:value="11.2" table:style-name="ce19">
            <text:p>11.2</text:p>
          </table:table-cell>
          <table:table-cell office:value-type="float" office:value="6.2" table:style-name="ce19">
            <text:p>6.2</text:p>
          </table:table-cell>
          <table:table-cell office:value-type="float" office:value="69.2" table:style-name="ce19">
            <text:p>69.2</text:p>
          </table:table-cell>
          <table:table-cell table:number-columns-repeated="12" table:style-name="ce20"/>
          <table:table-cell table:number-columns-repeated="16361" table:style-name="ce7"/>
        </table:table-row>
        <table:table-row table:style-name="ro10">
          <table:table-cell office:value-type="string" table:style-name="ce18">
            <text:p>Revenue expenditure on other traffic mangement<text:s/><text:span text:style-name="T3">9</text:span></text:p>
          </table:table-cell>
          <table:table-cell office:value-type="float" office:value="3.3" table:style-name="ce19">
            <text:p>3.3</text:p>
          </table:table-cell>
          <table:table-cell office:value-type="float" office:value="7.5" table:style-name="ce19">
            <text:p>7.5</text:p>
          </table:table-cell>
          <table:table-cell office:value-type="float" office:value="11.2" table:style-name="ce19">
            <text:p>11.2</text:p>
          </table:table-cell>
          <table:table-cell office:value-type="float" office:value="7.5" table:style-name="ce19">
            <text:p>7.5</text:p>
          </table:table-cell>
          <table:table-cell office:value-type="float" office:value="8" table:style-name="ce19">
            <text:p>8.0</text:p>
          </table:table-cell>
          <table:table-cell office:value-type="float" office:value="10.9" table:style-name="ce19">
            <text:p>10.9</text:p>
          </table:table-cell>
          <table:table-cell office:value-type="float" office:value="74.599999999999994" table:style-name="ce19">
            <text:p>74.6</text:p>
          </table:table-cell>
          <table:table-cell office:value-type="float" office:value="14.3" table:style-name="ce19">
            <text:p>14.3</text:p>
          </table:table-cell>
          <table:table-cell office:value-type="float" office:value="6.1" table:style-name="ce19">
            <text:p>6.1</text:p>
          </table:table-cell>
          <table:table-cell office:value-type="float" office:value="143.30000000000001" table:style-name="ce19">
            <text:p>143.3</text:p>
          </table:table-cell>
          <table:table-cell table:number-columns-repeated="12" table:style-name="ce20"/>
          <table:table-cell table:number-columns-repeated="16361" table:style-name="ce7"/>
        </table:table-row>
        <table:table-row table:style-name="ro10">
          <table:table-cell office:value-type="string" table:style-name="ce18">
            <text:p>Revenue expenditure on public lighting</text:p>
          </table:table-cell>
          <table:table-cell office:value-type="float" office:value="40.6" table:style-name="ce19">
            <text:p>40.6</text:p>
          </table:table-cell>
          <table:table-cell office:value-type="float" office:value="72.5" table:style-name="ce19">
            <text:p>72.5</text:p>
          </table:table-cell>
          <table:table-cell office:value-type="float" office:value="56" table:style-name="ce19">
            <text:p>56.0</text:p>
          </table:table-cell>
          <table:table-cell office:value-type="float" office:value="32.200000000000003" table:style-name="ce19">
            <text:p>32.2</text:p>
          </table:table-cell>
          <table:table-cell office:value-type="float" office:value="75.7" table:style-name="ce19">
            <text:p>75.7</text:p>
          </table:table-cell>
          <table:table-cell office:value-type="float" office:value="45.7" table:style-name="ce19">
            <text:p>45.7</text:p>
          </table:table-cell>
          <table:table-cell office:value-type="float" office:value="62.7" table:style-name="ce19">
            <text:p>62.7</text:p>
          </table:table-cell>
          <table:table-cell office:value-type="float" office:value="77" table:style-name="ce19">
            <text:p>77.0</text:p>
          </table:table-cell>
          <table:table-cell office:value-type="float" office:value="37.200000000000003" table:style-name="ce19">
            <text:p>37.2</text:p>
          </table:table-cell>
          <table:table-cell office:value-type="float" office:value="499.8" table:style-name="ce19">
            <text:p>499.8</text:p>
          </table:table-cell>
          <table:table-cell table:number-columns-repeated="12" table:style-name="ce20"/>
          <table:table-cell table:number-columns-repeated="16361" table:style-name="ce7"/>
        </table:table-row>
        <table:table-row table:style-name="ro9">
          <table:table-cell office:value-type="string" table:style-name="ce28">
            <text:p>All road expenditure</text:p>
          </table:table-cell>
          <table:table-cell office:value-type="float" office:value="432.4" table:style-name="ce29">
            <text:p>432.4</text:p>
          </table:table-cell>
          <table:table-cell office:value-type="float" office:value="1111.5" table:style-name="ce29">
            <text:p>1,111.5</text:p>
          </table:table-cell>
          <table:table-cell office:value-type="float" office:value="976.5" table:style-name="ce29">
            <text:p>976.5</text:p>
          </table:table-cell>
          <table:table-cell office:value-type="float" office:value="637.9" table:style-name="ce29">
            <text:p>637.9</text:p>
          </table:table-cell>
          <table:table-cell office:value-type="float" office:value="874.9" table:style-name="ce29">
            <text:p>874.9</text:p>
          </table:table-cell>
          <table:table-cell office:value-type="float" office:value="1064.9000000000001" table:style-name="ce29">
            <text:p>1,064.9</text:p>
          </table:table-cell>
          <table:table-cell office:value-type="float" office:value="981.8" table:style-name="ce29">
            <text:p>981.8</text:p>
          </table:table-cell>
          <table:table-cell office:value-type="float" office:value="1637.2" table:style-name="ce29">
            <text:p>1,637.2</text:p>
          </table:table-cell>
          <table:table-cell office:value-type="float" office:value="843.3" table:style-name="ce29">
            <text:p>843.3</text:p>
          </table:table-cell>
          <table:table-cell office:value-type="float" office:value="8560.4" table:style-name="ce29">
            <text:p>8,560.4</text:p>
          </table:table-cell>
          <table:table-cell table:style-name="ce20"/>
          <table:table-cell table:style-name="ce30"/>
          <table:table-cell table:number-columns-repeated="10" table:style-name="ce6"/>
          <table:table-cell table:number-columns-repeated="16361" table:style-name="ce7"/>
        </table:table-row>
        <table:table-row table:style-name="ro12">
          <table:table-cell office:value-type="string" table:number-columns-spanned="8" table:number-rows-spanned="1" table:style-name="ce43">
            <text:p>1 Apportionment between the regions involves an estimation process.</text:p>
          </table:table-cell>
          <table:covered-table-cell table:number-columns-repeated="7"/>
          <table:table-cell table:number-columns-repeated="3" table:style-name="ce31"/>
          <table:table-cell table:number-columns-repeated="12" table:style-name="ce6"/>
          <table:table-cell table:number-columns-repeated="16361" table:style-name="ce7"/>
        </table:table-row>
        <table:table-row table:style-name="ro13">
          <table:table-cell office:value-type="string" table:style-name="ce31">
            <text:p>2 Highways England does not report on a GO basis the estimated splits above are based on an apportionment of projects based upon HE regional splits. Reports are inline with CRA return.</text:p>
          </table:table-cell>
          <table:table-cell table:number-columns-repeated="10" table:style-name="ce31"/>
          <table:table-cell table:number-columns-repeated="12" table:style-name="ce6"/>
          <table:table-cell table:number-columns-repeated="16361" table:style-name="ce7"/>
        </table:table-row>
        <table:table-row table:style-name="ro14">
          <table:table-cell office:value-type="string" table:number-columns-spanned="8" table:number-rows-spanned="1" table:style-name="ce44">
            <text:p>3 Figures are now collected on a resource accounting basis and cannot be compared with data prior to 2001/02. Until 2001/02, associated costs of investment (including depreciation and capital costs) were not included within these figures.</text:p>
          </table:table-cell>
          <table:covered-table-cell table:number-columns-repeated="7"/>
          <table:table-cell table:number-columns-repeated="3" table:style-name="ce18"/>
          <table:table-cell table:number-columns-repeated="12" table:style-name="ce6"/>
          <table:table-cell table:number-columns-repeated="16361" table:style-name="ce7"/>
        </table:table-row>
        <table:table-row table:style-name="ro14">
          <table:table-cell office:value-type="string" table:number-columns-spanned="8" table:number-rows-spanned="1" table:style-name="ce44">
            <text:p>3 Until 2001/02 this table showed figures for 'routine and winter maintenance and public lighting'. Highways Agency is no longer able to separately identify this expenditure and this now falls within the wider category 'Current maintenance, including routine &amp; winter maintenance.'</text:p>
          </table:table-cell>
          <table:covered-table-cell table:number-columns-repeated="7"/>
          <table:table-cell table:number-columns-repeated="3" table:style-name="ce18"/>
          <table:table-cell table:number-columns-repeated="12" table:style-name="ce6"/>
          <table:table-cell table:number-columns-repeated="16361" table:style-name="ce7"/>
        </table:table-row>
        <table:table-row table:style-name="ro2">
          <table:table-cell office:value-type="string" table:number-columns-spanned="8" table:number-rows-spanned="1" table:style-name="ce45">
            <text:p>4 Payments to contractors under Design, Build, Finance &amp; Operate (DBFO) schemes.</text:p>
          </table:table-cell>
          <table:covered-table-cell table:number-columns-repeated="7"/>
          <table:table-cell table:number-columns-repeated="3" table:style-name="ce31"/>
          <table:table-cell table:number-columns-repeated="12" table:style-name="ce6"/>
          <table:table-cell table:number-columns-repeated="16361" table:style-name="ce7"/>
        </table:table-row>
        <table:table-row table:style-name="ro14">
          <table:table-cell office:value-type="string" table:number-columns-spanned="8" table:number-rows-spanned="1" table:style-name="ce44">
            <text:p>5 Until 2009/10 figures in this table for local roads were on a Financial Reporting Standard 17 (FRS17) basis. <text:s/>For 2009/10 they are on a non-FRS17 basis. For 2010/11 onwards they are on a non-International Accounting Standard 19 (IAS19) basis.</text:p>
          </table:table-cell>
          <table:covered-table-cell table:number-columns-repeated="7"/>
          <table:table-cell table:number-columns-repeated="3" table:style-name="ce18"/>
          <table:table-cell table:number-columns-repeated="12" table:style-name="ce6"/>
          <table:table-cell table:number-columns-repeated="16361" table:style-name="ce7"/>
        </table:table-row>
        <table:table-row table:style-name="ro8">
          <table:table-cell office:value-type="string" table:number-columns-spanned="8" table:number-rows-spanned="1" table:style-name="ce44">
            <text:p>6 Local authority expenditure reported is on a gross-equivalent basis for capital expenditure and a net basis for revenue expenditure. This is consistent with previous iterations of this table, but different to road maintenance expenditure reported in DfT Table RDC0310 which can be found at the following link: https://www.gov.uk/government/statistical-data-sets/rdc03-roads-requiring-maintenance-and-road-lengths#table-rdc0310. Figures also exclude car parks.</text:p>
          </table:table-cell>
          <table:covered-table-cell table:number-columns-repeated="7"/>
          <table:table-cell table:number-columns-repeated="3" table:style-name="ce18"/>
          <table:table-cell table:number-columns-repeated="12" table:style-name="ce6"/>
          <table:table-cell table:number-columns-repeated="16361" table:style-name="ce7"/>
        </table:table-row>
        <table:table-row table:style-name="ro4">
          <table:table-cell office:value-type="string" table:number-columns-spanned="8" table:number-rows-spanned="1" table:style-name="ce46">
            <text:p>7 Includes expenditure on 'patching' and captial expenditure on bridges.</text:p>
          </table:table-cell>
          <table:covered-table-cell table:number-columns-repeated="7"/>
          <table:table-cell table:number-columns-repeated="3" table:style-name="ce32"/>
          <table:table-cell table:number-columns-repeated="12" table:style-name="ce6"/>
          <table:table-cell table:number-columns-repeated="16361" table:style-name="ce7"/>
        </table:table-row>
        <table:table-row table:style-name="ro15">
          <table:table-cell office:value-type="string" table:number-columns-spanned="8" table:number-rows-spanned="1" table:style-name="ce44">
            <text:p>8 Includes expenditure on road safety education and safe routes including school crossings. Note: In 2008/09 the reporting categories for road safety changed, figures are not comparible with earlier figures.</text:p>
          </table:table-cell>
          <table:covered-table-cell table:number-columns-repeated="7"/>
          <table:table-cell table:number-columns-repeated="3" table:style-name="ce18"/>
          <table:table-cell table:number-columns-repeated="12" table:style-name="ce6"/>
          <table:table-cell table:number-columns-repeated="16361" table:style-name="ce7"/>
        </table:table-row>
        <table:table-row table:style-name="ro2">
          <table:table-cell office:value-type="string" table:number-columns-spanned="8" table:number-rows-spanned="1" table:style-name="ce45">
            <text:p>9 Excludes congestion charging.</text:p>
          </table:table-cell>
          <table:covered-table-cell table:number-columns-repeated="7"/>
          <table:table-cell table:number-columns-repeated="3" table:style-name="ce31"/>
          <table:table-cell table:number-columns-repeated="12" table:style-name="ce6"/>
          <table:table-cell table:number-columns-repeated="16361" table:style-name="ce7"/>
        </table:table-row>
        <table:table-row table:style-name="ro16">
          <table:table-cell table:number-columns-spanned="8" table:number-rows-spanned="1" table:style-name="ce42"/>
          <table:covered-table-cell table:number-columns-repeated="7"/>
          <table:table-cell table:number-columns-repeated="3" table:style-name="ce33"/>
          <table:table-cell table:number-columns-repeated="16373" table:style-name="ce31"/>
        </table:table-row>
        <table:table-row table:style-name="ro15">
          <table:table-cell table:style-name="ce34"/>
          <table:table-cell table:style-name="ce35"/>
          <table:table-cell table:number-columns-repeated="2" table:style-name="ce31"/>
          <table:table-cell table:number-columns-repeated="6" table:style-name="ce33"/>
          <table:table-cell table:number-columns-repeated="16374" table:style-name="ce31"/>
        </table:table-row>
        <table:table-row table:style-name="ro17">
          <table:table-cell office:value-type="string" table:style-name="ce31">
            <text:p>Tel: 020 7944 5032</text:p>
          </table:table-cell>
          <table:table-cell table:style-name="ce35"/>
          <table:table-cell table:number-columns-repeated="2" table:style-name="ce31"/>
          <table:table-cell table:number-columns-repeated="6" table:style-name="ce33"/>
          <table:table-cell office:value-type="string" table:style-name="ce36">
            <text:p>Sources - Highways England Financial Accounts and local authority returns to DCLG</text:p>
          </table:table-cell>
          <table:table-cell table:number-columns-repeated="16373" table:style-name="ce37"/>
        </table:table-row>
        <table:table-row table:style-name="ro17">
          <table:table-cell office:value-type="string" table:style-name="ce38">
            <text:p><text:a xlink:href="mailto:roadmaintenance.stats@dft.gsi.gov.uk">Email: roadmaintenance.stats@dft.gsi.gov.uk</text:a></text:p>
          </table:table-cell>
          <table:table-cell table:number-columns-repeated="9" table:style-name="ce31"/>
          <table:table-cell table:style-name="ce36"/>
          <table:table-cell table:number-columns-repeated="16373" table:style-name="ce37"/>
        </table:table-row>
        <table:table-row table:style-name="ro15">
          <table:table-cell table:style-name="ce6"/>
          <table:table-cell table:style-name="ce39"/>
          <table:table-cell table:number-columns-repeated="8" table:style-name="ce31"/>
          <table:table-cell office:value-type="string" table:style-name="ce36">
            <text:p>Last Updated: December 2018</text:p>
          </table:table-cell>
          <table:table-cell table:number-columns-repeated="16373" table:style-name="ce7"/>
        </table:table-row>
        <table:table-row table:style-name="ro15">
          <table:table-cell office:value-type="string" table:style-name="ce40">
            <text:p>The figures in this table are Official Statistics.</text:p>
          </table:table-cell>
          <table:table-cell table:number-columns-repeated="9" table:style-name="ce6"/>
          <table:table-cell office:value-type="string" table:style-name="ce36">
            <text:p>Next Update: December 2019</text:p>
          </table:table-cell>
          <table:table-cell table:number-columns-repeated="23" table:style-name="ce6"/>
          <table:table-cell table:number-columns-repeated="16350" table:style-name="ce1"/>
        </table:table-row>
        <table:table-row table:style-name="ro15">
          <table:table-cell table:style-name="ce7"/>
          <table:table-cell table:number-columns-repeated="10" table:style-name="ce6"/>
          <table:table-cell table:number-columns-repeated="16373" table:style-name="ce7"/>
        </table:table-row>
        <table:table-row table:number-rows-repeated="1048536" table:style-name="ro15">
          <table:table-cell table:number-columns-repeated="16384"/>
        </table:table-row>
        <table:named-expressions>
          <table:named-expression table:name="Footnotes" table:expression="of:=[.#REF!]" table:base-cell-address="TSGB0717_.$A$1"/>
          <table:named-expression table:name="OldData" table:expression="of:=[.#REF!]" table:base-cell-address="TSGB0717_.$A$1"/>
          <table:named-range table:name="Print_Area" table:cell-range-address="TSGB0717_.$A$1:TSGB0717_.$K$39" table:base-cell-address="TSGB0717_.$A$1"/>
          <table:named-expression table:name="TableTitle" table:expression="of:=[.#REF!]" table:base-cell-address="TSGB0717_.$A$1"/>
        </table:named-expressions>
      </table:table>
      <table:named-expressions>
        <table:named-expression table:name="Altname" table:expression="of:=&quot;['file:///C:/Users/virks2/AppData/Local/OTLocal/share/Workbin/1AD51A4.R.O/Staff_Chart_2014_12.xlsm'#$Alternative_Names4.$A$1:.$B$145]&quot;" table:base-cell-address="TSGB0717_.$A$1"/>
        <table:named-expression table:name="Approval" table:expression="of:=[.#REF!]" table:base-cell-address="TSGB0717_.$A$1"/>
        <table:named-expression table:name="apps" table:expression="of:=[.#REF!]" table:base-cell-address="TSGB0717_.$A$1"/>
        <table:named-expression table:name="Bottom" table:expression="of:=[.#REF!]" table:base-cell-address="TSGB0717_.$A$1"/>
        <table:named-expression table:name="budget" table:expression="of:=[.#REF!]" table:base-cell-address="TSGB0717_.$A$1"/>
        <table:named-expression table:name="CapExec" table:expression="of:=&quot;['file://virago.internal.dtlr.gov.uk/u/Business%20Reporting/MMR%20Reports/14-15/February%202015/OFA%20Export/OFA%20NDD%20MMA%20Feb15.xlsx'#$NO_OC.$S$8:.$S$12]&quot;" table:base-cell-address="TSGB0717_.$A$1"/>
        <table:named-expression table:name="CapNDDPG" table:expression="of:=&quot;['file://virago.internal.dtlr.gov.uk/u/Business%20Reporting/MMR%20Reports/14-15/February%202015/OFA%20Export/OFA%20NDD%20MMA%20Feb15.xlsx'#$NO_OC.$S$8:.$S$12]&quot;" table:base-cell-address="TSGB0717_.$A$1"/>
        <table:named-expression table:name="CENFTE" table:expression="of:=[.#REF!]" table:base-cell-address="TSGB0717_.$A$1"/>
        <table:named-expression table:name="company" table:expression="of:=[.#REF!]" table:base-cell-address="TSGB0717_.$A$1"/>
        <table:named-expression table:name="CostCentreList" table:expression="of:=&quot;['file:///M:/NDD%20National%20Allocations%20Documentation/2012-13%20Allocation%20Process%20Documentation/Final%20Allocations/Final%20Allocations%202012-13.xls'#$Lists_Data_Prog4.$B$2:.$B$206]&quot;" table:base-cell-address="TSGB0717_.$A$1"/>
        <table:named-expression table:name="DataValidation" table:expression="of:=&quot;#REF!~#REF!~#REF!~#REF!~#REF!~#REF!~#REF!~#REF!&quot;" table:base-cell-address="TSGB0717_.$A$1"/>
        <table:named-expression table:name="Date" table:expression="of:=&quot;['file:///M:/DOCUME~1/virks2/LOCALS~1/OTLOCAL/share/Workbin/105EDE0.R.O/DBFO%20Template.xls'#$Raw_Data4.$B$1]&quot;" table:base-cell-address="TSGB0717_.$A$1"/>
        <table:named-expression table:name="DateAuthorised" table:expression="of:=[.#REF!]" table:base-cell-address="TSGB0717_.$A$1"/>
        <table:named-expression table:name="DateCompleted" table:expression="of:=[.#REF!]" table:base-cell-address="TSGB0717_.$A$1"/>
        <table:named-expression table:name="DatePosted" table:expression="of:=[.#REF!]" table:base-cell-address="TSGB0717_.$A$1"/>
        <table:named-expression table:name="Dates" table:expression="of:=&quot;['file:///M:/DOCUME~1/beltom/LOCALS~1/OTLOCAL/share/Workbin/FC96D8.0/Near%20Misses.xls'#$Dates.$A$1:.$B$15]&quot;" table:base-cell-address="TSGB0717_.$A$1"/>
        <table:named-expression table:name="DDFTE" table:expression="of:=[.#REF!]" table:base-cell-address="TSGB0717_.$A$1"/>
        <table:named-expression table:name="DivInt" table:expression="of:=[.#REF!]" table:base-cell-address="TSGB0717_.$A$1"/>
        <table:named-expression table:name="Divisions" table:expression="of:=[.#REF!]" table:base-cell-address="TSGB0717_.$A$1"/>
        <table:named-expression table:name="Duration" table:expression="of:=[.#REF!]" table:base-cell-address="TSGB0717_.$A$1"/>
        <table:named-expression table:name="EFTE" table:expression="of:=[.#REF!]" table:base-cell-address="TSGB0717_.$A$1"/>
        <table:named-expression table:name="EMFTE" table:expression="of:=[.#REF!]" table:base-cell-address="TSGB0717_.$A$1"/>
        <table:named-expression table:name="engage" table:expression="of:=[.#REF!]" table:base-cell-address="TSGB0717_.$A$1"/>
        <table:named-expression table:name="Footnotes" table:expression="of:=[.#REF!]" table:base-cell-address="TSGB0717_.$A$1"/>
        <table:named-expression table:name="FTPT" table:expression="of:=[.#REF!]" table:base-cell-address="TSGB0717_.$A$1"/>
        <table:named-expression table:name="Grade" table:expression="of:=[.#REF!]" table:base-cell-address="TSGB0717_.$A$1"/>
        <table:named-expression table:name="Headings" table:expression="of:=[.#REF!]" table:base-cell-address="TSGB0717_.$A$1"/>
        <table:named-expression table:name="hours2" table:expression="of:=&quot;['file:///M:/DOCUME~1/beltom/LOCALS~1/OTLOCAL/share/Workbin/E38064.0/AFR%20Template.xls'#$Hours2.$A$1:.$O$220]&quot;" table:base-cell-address="TSGB0717_.$A$1"/>
        <table:named-expression table:name="Investigation" table:expression="of:=&quot;['file:///M:/DOCUME~1/beltom/LOCALS~1/OTLOCAL/share/Workbin/FC96D8.0/Near%20Misses.xls'#$Investigation.$A$1:.$G$2793]&quot;" table:base-cell-address="TSGB0717_.$A$1"/>
        <table:named-expression table:name="Journal_Type" table:expression="of:=&quot;['file:///C:/Users/edmond/AppData/Local/Microsoft/Windows/Temporary%20Internet%20Files/Content.Outlook/KHNLLNCH/2015J00275%20SA%20(2).xlsm'#$Lookups.$A$2:.$A$5]&quot;" table:base-cell-address="TSGB0717_.$A$1"/>
        <table:named-expression table:name="KEEP1" table:expression="of:=&quot;['file:///C:/Documents%20and%20Settings/HAGGP/LOCALS~1/OTLOCAL/share/Workbin/36643D.0/TRA%20Report%20Business%20Improvement%20Team.XLS'#$LU.$A$1:.$A$5]&quot;" table:base-cell-address="TSGB0717_.$A$1"/>
        <table:named-expression table:name="KEEP2" table:expression="of:=&quot;['file:///C:/Documents%20and%20Settings/HAGGP/LOCALS~1/OTLOCAL/share/Workbin/36643D.0/TRA%20Report%20Business%20Improvement%20Team.XLS'#$LUs.$A$1:.$A$5]&quot;" table:base-cell-address="TSGB0717_.$A$1"/>
        <table:named-expression table:name="LatestMonth" table:expression="of:=[.#REF!]" table:base-cell-address="TSGB0717_.$A$1"/>
        <table:named-expression table:name="LDFCodes" table:expression="of:=&quot;['file:///M:/Documents%20and%20Settings/virks2/Local%20Settings/Temporary%20Internet%20Files/OLKC3/201212%20Board%20Distribution%20(2).xls'#$HeadlineStats.$AL$41:.$AM$45]&quot;" table:base-cell-address="TSGB0717_.$A$1"/>
        <table:named-expression table:name="ldfs" table:expression="of:=[.#REF!]" table:base-cell-address="TSGB0717_.$A$1"/>
        <table:named-expression table:name="Location" table:expression="of:=[.#REF!]" table:base-cell-address="TSGB0717_.$A$1"/>
        <table:named-expression table:name="M25Baseline" table:expression="of:=&quot;['file:///M:/DOCUME~1/cotton/LOCALS~1/OTLocal/Share/Workbin/10CB4FA.0/Staff%20Chart%202012%2011.xls'#$Contents.$C$31]&quot;" table:base-cell-address="TSGB0717_.$A$1"/>
        <table:named-expression table:name="MEETING" table:expression="of:=[.#REF!]" table:base-cell-address="TSGB0717_.$A$1"/>
        <table:named-expression table:name="month1" table:expression="of:=[.#REF!]" table:base-cell-address="TSGB0717_.$A$1"/>
        <table:named-expression table:name="month2" table:expression="of:=[.#REF!]" table:base-cell-address="TSGB0717_.$A$1"/>
        <table:named-expression table:name="month3" table:expression="of:=[.#REF!]" table:base-cell-address="TSGB0717_.$A$1"/>
        <table:named-expression table:name="month4" table:expression="of:=[.#REF!]" table:base-cell-address="TSGB0717_.$A$1"/>
        <table:named-expression table:name="NationalPerformanceFigures" table:expression="of:=[.#REF!]" table:base-cell-address="TSGB0717_.$A$1"/>
        <table:named-expression table:name="NDDBaseline" table:expression="of:=&quot;['file:///M:/DOCUME~1/cotton/LOCALS~1/OTLocal/Share/Workbin/10CB4FA.0/Staff%20Chart%202012%2011.xls'#$Contents.$C$32]&quot;" table:base-cell-address="TSGB0717_.$A$1"/>
        <table:named-expression table:name="NEW" table:expression="of:=[.#REF!]" table:base-cell-address="TSGB0717_.$A$1"/>
        <table:named-expression table:name="OldData" table:expression="of:=[.#REF!]" table:base-cell-address="TSGB0717_.$A$1"/>
        <table:named-expression table:name="P13_Checkbox" table:expression="of:=&quot;['file:///C:/Users/edmond/AppData/Local/Microsoft/Windows/Temporary%20Internet%20Files/Content.Outlook/KHNLLNCH/2015J00275%20SA%20(2).xlsm'#$Lookups.$C$2]&quot;" table:base-cell-address="TSGB0717_.$A$1"/>
        <table:named-expression table:name="Per_No" table:expression="of:=[.#REF!]" table:base-cell-address="TSGB0717_.$A$1"/>
        <table:named-expression table:name="PreviousMonth" table:expression="of:=[.#REF!]" table:base-cell-address="TSGB0717_.$A$1"/>
        <table:named-expression table:name="previousPerformanceFigures" table:expression="of:=[.#REF!]" table:base-cell-address="TSGB0717_.$A$1"/>
        <table:named-expression table:name="PreviousPerformanceNaitonal" table:expression="of:=[.#REF!]" table:base-cell-address="TSGB0717_.$A$1"/>
        <table:named-expression table:name="Quarter" table:expression="of:=[.#REF!]" table:base-cell-address="TSGB0717_.$A$1"/>
        <table:named-expression table:name="RAG" table:expression="of:=&quot;['file:///C:/Users/davenc/AppData/Local/Microsoft/Windows/Temporary%20Internet%20Files/Content.IE5/2EEBTM1L/2015_03_NDD_Performance_Report.xlsx'#$Title.$B$14:.$B$18]&quot;" table:base-cell-address="TSGB0717_.$A$1"/>
        <table:named-expression table:name="raggg" table:expression="of:=&quot;['file:///C:/Users/davenc/AppData/Local/Microsoft/Windows/Temporary%20Internet%20Files/Content.IE5/2EEBTM1L/2015_03_NDD_Performance_Report.xlsx'#$Title.$B$14:.$B$18]&quot;" table:base-cell-address="TSGB0717_.$A$1"/>
        <table:named-expression table:name="READate" table:expression="of:=&quot;['file:///C:/Users/virks2/AppData/Local/OTLocal/share/Workbin/1AD51A4.R.O/Staff_Chart_2014_12.xlsm'#$Contents.$H$8]&quot;" table:base-cell-address="TSGB0717_.$A$1"/>
        <table:named-expression table:name="Reason" table:expression="of:=[.#REF!]" table:base-cell-address="TSGB0717_.$A$1"/>
        <table:named-expression table:name="Recover" table:expression="of:=&quot;['file:///C:/Users/edmond/AppData/Local/OTLocal/share/Workbin/16C134F.R.O/DE%20-%20BR02a%20-%20In%20Year%20Expenditure%20(Current)%20Report.xls'#$Macro1.$A$256]&quot;" table:base-cell-address="TSGB0717_.$A$1"/>
        <table:named-expression table:name="RefPeriodAdj" table:expression="of:=[.#REF!]" table:base-cell-address="TSGB0717_.$A$1"/>
        <table:named-expression table:name="Regions" table:expression="of:=&quot;['file:///M:/DOCUME~1/virks2/LOCALS~1/OTLOCAL/share/Workbin/E32A7A.0/Fatalities%20Template.xls'#$Regions.$A$1:.$B$44]&quot;" table:base-cell-address="TSGB0717_.$A$1"/>
        <table:named-expression table:name="REPORTNAME" table:expression="of:=[.#REF!]" table:base-cell-address="TSGB0717_.$A$1"/>
        <table:named-expression table:name="resps" table:expression="of:=[.#REF!]" table:base-cell-address="TSGB0717_.$A$1"/>
        <table:named-expression table:name="Reversing" table:expression="of:=&quot;['file:///C:/Users/edmond/AppData/Local/Microsoft/Windows/Temporary%20Internet%20Files/Content.Outlook/KHNLLNCH/2015J00275%20SA%20(2).xlsm'#$Lookups.$B$2:.$B$3]&quot;" table:base-cell-address="TSGB0717_.$A$1"/>
        <table:named-expression table:name="SEFTE" table:expression="of:=[.#REF!]" table:base-cell-address="TSGB0717_.$A$1"/>
        <table:named-expression table:name="SIPDate" table:expression="of:=&quot;['file:///M:/DOCUME~1/cotton/LOCALS~1/OTLocal/share/Workbin/103A6D6.0/Staff%20Chart%202012%2009.xls'#$Contents.$H$14]&quot;" table:base-cell-address="TSGB0717_.$A$1"/>
        <table:named-expression table:name="spend" table:expression="of:=[.#REF!]" table:base-cell-address="TSGB0717_.$A$1"/>
        <table:named-expression table:name="SQLMonthlySpeeds" table:expression="of:=[.#REF!]" table:base-cell-address="TSGB0717_.$A$1"/>
        <table:named-expression table:name="SRWlatestmonth" table:expression="of:=[.#REF!]" table:base-cell-address="TSGB0717_.$A$1"/>
        <table:named-expression table:name="SRWmonth1" table:expression="of:=[.#REF!]" table:base-cell-address="TSGB0717_.$A$1"/>
        <table:named-expression table:name="SRWmonth2" table:expression="of:=[.#REF!]" table:base-cell-address="TSGB0717_.$A$1"/>
        <table:named-expression table:name="SRWmonth3" table:expression="of:=[.#REF!]" table:base-cell-address="TSGB0717_.$A$1"/>
        <table:named-expression table:name="SRWmonth4" table:expression="of:=[.#REF!]" table:base-cell-address="TSGB0717_.$A$1"/>
        <table:named-expression table:name="Status" table:expression="of:=[.#REF!]" table:base-cell-address="TSGB0717_.$A$1"/>
        <table:named-expression table:name="SWFTE" table:expression="of:=[.#REF!]" table:base-cell-address="TSGB0717_.$A$1"/>
        <table:named-expression table:name="TableName" table:expression="of:=&quot;&quot;&quot;Dummy&quot;&quot;&quot;" table:base-cell-address="TSGB0717_.$A$1"/>
        <table:named-expression table:name="TableTitle" table:expression="of:=[.#REF!]" table:base-cell-address="TSGB0717_.$A$1"/>
        <table:named-expression table:name="term" table:expression="of:=[.#REF!]" table:base-cell-address="TSGB0717_.$A$1"/>
        <table:named-expression table:name="Totals" table:expression="of:=[.#REF!]" table:base-cell-address="TSGB0717_.$A$1"/>
        <table:named-expression table:name="TrackTable" table:expression="of:=[.#REF!]" table:base-cell-address="TSGB0717_.$A$1"/>
        <table:named-expression table:name="TRAreason" table:expression="of:=[.#REF!]" table:base-cell-address="TSGB0717_.$A$1"/>
        <table:named-expression table:name="TRAStatus" table:expression="of:=[.#REF!]" table:base-cell-address="TSGB0717_.$A$1"/>
        <table:named-expression table:name="TRAType" table:expression="of:=[.#REF!]" table:base-cell-address="TSGB0717_.$A$1"/>
        <table:named-expression table:name="Trend" table:expression="of:=&quot;['file:///C:/Users/davenc/AppData/Local/Microsoft/Windows/Temporary%20Internet%20Files/Content.IE5/2EEBTM1L/2015_03_NDD_Performance_Report.xlsx'#$Title.$B$20:.$B$24]&quot;" table:base-cell-address="TSGB0717_.$A$1"/>
        <table:named-expression table:name="Trend2" table:expression="of:=&quot;['file://virago.internal.dtlr.gov.uk/u/Business%20Reporting/MMR%20Reports/14-15/December%202014/OFA%20Export/OFA%20NDD%20MMA%20Dec14.xlsx'#$NO_OC.$S$8:.$S$12]&quot;" table:base-cell-address="TSGB0717_.$A$1"/>
        <table:named-expression table:name="Trend3" table:expression="of:=&quot;['file://virago.internal.dtlr.gov.uk/u/Business%20Reporting/MMR%20Reports/14-15/December%202014/OFA%20Export/OFA%20NDD%20MMA%20Dec14.xlsx'#$NO_OC.$S$8:.$S$12]&quot;" table:base-cell-address="TSGB0717_.$A$1"/>
        <table:named-expression table:name="TTDFTE" table:expression="of:=[.#REF!]" table:base-cell-address="TSGB0717_.$A$1"/>
        <table:named-expression table:name="TypeChangeAdd" table:expression="of:=[.#REF!]" table:base-cell-address="TSGB0717_.$A$1"/>
        <table:named-expression table:name="VSP" table:expression="of:=[.#REF!]" table:base-cell-address="TSGB0717_.$A$1"/>
        <table:named-expression table:name="WMFTE" table:expression="of:=[.#REF!]" table:base-cell-address="TSGB0717_.$A$1"/>
        <table:named-expression table:name="Year" table:expression="of:=[.#REF!]" table:base-cell-address="TSGB0717_.$A$1"/>
        <table:named-expression table:name="YNEFTE" table:expression="of:=[.#REF!]" table:base-cell-address="TSGB0717_.$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ms Rmn" svg:font-family="&quot;Tms Rmn&quot;"/>
    <style:font-face style:name="Arial1" svg:font-family="Arial1"/>
    <style:font-face style:name="Arial" svg:font-family="Arial"/>
    <style:font-face style:name="Helvetica" svg:font-family="Helvetica"/>
    <style:font-face style:name="Helvetica1" svg:font-family="Helvetica1"/>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36P0">
      <number:number number:decimal-places="1" number:min-integer-digits="1" number:grouping="true"/>
    </number:number-style>
    <number:text-style style:name="N36P1"/>
    <number:text-style style:name="N36">
      <number:text>-</number:text>
      <style:map style:condition="value()&gt;0" style:apply-style-name="N36P0"/>
      <style:map style:condition="value()&lt;0" style:apply-style-name="N36P1"/>
    </number:text-style>
    <number:number-style style:name="N37P0">
      <number:number number:decimal-places="1" number:min-integer-digits="1" number:grouping="true"/>
      <number:text> </number:text>
    </number:number-style>
    <number:number-style style:name="N37P1">
      <number:text>-</number:text>
      <number:number number:decimal-places="1" number:min-integer-digits="1" number:grouping="true"/>
      <number:text> </number:text>
    </number:number-style>
    <number:number-style style:name="N37P2">
      <number:text> -</number:text>
      <number:number number:decimal-places="0" number:min-integer-digits="1">
        <number:embedded-text number:position="0"> </number:embedded-text>
      </number:number>
    </number:number-style>
    <number:text-style style:name="N37">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1" number:min-integer-digits="1"/>
    </number:number-style>
    <number:number-style style:name="N39">
      <number:number number:decimal-places="1" number:min-integer-digits="1" number:grouping="true"/>
    </number:number-style>
    <number:number-style style:name="N40P0">
      <number:number number:decimal-places="1" number:min-integer-digits="1" number:grouping="true"/>
      <number:text> </number:text>
    </number:number-style>
    <number:number-style style:name="N40P1">
      <number:text>-</number:text>
      <number:number number:decimal-places="1"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2" number:min-integer-digits="1" number:grouping="true"/>
      <number:text> </number:text>
    </number:number-style>
    <number:number-style style:name="N42P1">
      <number:number number:decimal-places="2" number:min-integer-digits="1" number:grouping="true"/>
      <number:text> </number:text>
    </number:number-style>
    <number:number-style style:name="N42P2">
      <number:text>-</number:text>
      <number:number number: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_37_" style:display-name="%" style:family="table-cell" style:data-style-name="N0">
      <style:table-cell-properties style:vertical-align="automatic" fo:background-color="transparent"/>
      <style:text-properties style:font-name="Arial1" style:font-name-asian="Arial1" style:font-name-complex="Arial1" style:font-family-generic="swiss"/>
    </style:style>
    <style:style style:name="_37__32_2" style:display-name="% 2" style:family="table-cell" style:data-style-name="N0">
      <style:table-cell-properties style:vertical-align="automatic" fo:background-color="transparent"/>
      <style:text-properties style:font-name="Arial1" style:font-name-asian="Arial1" style:font-name-complex="Arial1" style:font-family-generic="swiss"/>
    </style:style>
    <style:style style:name="Comma" style:family="table-cell" style:data-style-name="N41">
      <style:table-cell-properties style:vertical-align="automatic" fo:background-color="transparent"/>
    </style:style>
    <style:style style:name="Excel_BuiltIn_Comma" style:family="table-cell" style:data-style-name="N42">
      <style:table-cell-properties style:vertical-align="automatic" fo:background-color="transparen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font-name="Arial1" style:font-name-asian="Arial1" style:font-name-complex="Arial1"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Tms Rmn" style:font-name-asian="Tms Rmn" style:font-name-complex="Tms Rmn"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rial1" style:font-name-asian="Arial1" style:font-name-complex="Arial1" style:font-family-generic="swiss"/>
    </style:style>
    <style:style style:name="Normal_32_3" style:display-name="Normal 3" style:family="table-cell" style:data-style-name="N0">
      <style:table-cell-properties style:vertical-align="automatic" fo:background-color="transparent"/>
      <style:text-properties style:font-name="Arial1" style:font-name-asian="Arial1" style:font-name-complex="Arial1" style:font-family-generic="swiss"/>
    </style:style>
    <style:style style:name="Normal_1190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style>
    <style:style style:name="Normal_RDE0104"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TSGB2009_32_715" style:display-name="Normal_TSGB2009 715" style:family="table-cell" style:data-style-name="N0">
      <style:table-cell-properties style:vertical-align="automatic" fo:background-color="transparent"/>
    </style:style>
    <style:style style:name="Refdb_32_standard" style:display-name="Refdb standard" style:family="table-cell" style:data-style-name="N0">
      <style:table-cell-properties style:vertical-align="automatic" fo:background-color="transparent"/>
      <style:text-properties style:font-name="Arial1" style:font-name-asian="Arial1" style:font-name-complex="Arial1"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shley Singh</meta:initial-creator>
    <dc:creator>Ashley Singh</dc:creator>
    <meta:creation-date>2016-10-20T15:10:26Z</meta:creation-date>
    <dc:date>2018-11-22T10:05:52Z</dc:date>
    <meta:print-date>2016-10-26T14:52:06Z</meta:print-date>
    <meta:editing-cycles>1</meta:editing-cycles>
    <meta:editing-duration>PT220S</meta:editing-duration>
  </office:meta>
</office:document-meta>
</file>